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46b" officeooo:paragraph-rsid="000f846b"/>
    </style:style>
    <style:style style:name="P2" style:family="paragraph" style:parent-style-name="Standard">
      <style:text-properties officeooo:rsid="0010464c" officeooo:paragraph-rsid="0010464c"/>
    </style:style>
    <style:style style:name="P3" style:family="paragraph" style:parent-style-name="Standard">
      <style:text-properties officeooo:rsid="00109b92" officeooo:paragraph-rsid="00109b92"/>
    </style:style>
    <style:style style:name="P4" style:family="paragraph" style:parent-style-name="Standard">
      <style:text-properties officeooo:rsid="001a9b64" officeooo:paragraph-rsid="001a9b64"/>
    </style:style>
    <style:style style:name="T1" style:family="text">
      <style:text-properties officeooo:rsid="00123fdf"/>
    </style:style>
    <style:style style:name="T2" style:family="text">
      <style:text-properties officeooo:rsid="0013ca6f"/>
    </style:style>
    <style:style style:name="T3" style:family="text">
      <style:text-properties officeooo:rsid="00154ebe"/>
    </style:style>
    <style:style style:name="T4" style:family="text">
      <style:text-properties officeooo:rsid="0015ba96"/>
    </style:style>
    <style:style style:name="T5" style:family="text">
      <style:text-properties officeooo:rsid="0017140b"/>
    </style:style>
    <style:style style:name="T6" style:family="text">
      <style:text-properties officeooo:rsid="0018a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usare CODE BLOCK </text:p>
      <text:p text:style-name="P1">Iniziare un nuovo file da start New Project&gt; “select” Console App e impostare il metodo di scrittura C\c++ Dopo di che lasciare le impostazi<text:span text:style-name="T1">o</text:span>ni predefinite scegliere il folder di collocazione e invio il programma per essere eseguito va fatto partire direttamente nel si<text:span text:style-name="T2">s</text:span>tema di code::blo<text:span text:style-name="T2">c</text:span>k dopo il debug</text:p>
      <text:p text:style-name="P2">per ogni progetto andr<text:span text:style-name="T4">à </text:span>rifatta l’ope<text:span text:style-name="T4">r</text:span>a<text:span text:style-name="T3">z</text:span>ione di nuovo file che si aprirà al lato sinistro dell’ide insieme agli altri progetti dei file</text:p>
      <text:p text:style-name="P3">per aprire i progetti <text:s/>nel workspace va usato il file con la denominazione terminale o formato <text:span text:style-name="T6">estensione </text:span>.cb<text:span text:style-name="T5">p</text:span></text:p>
      <text:p text:style-name="P3"/>
      <text:p text:style-name="P4">Il BUBLESORT non funzio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1:42:44.028445481</meta:creation-date>
    <dc:date>2022-10-03T13:10:07.848829512</dc:date>
    <meta:editing-duration>PT12M43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1" meta:paragraph-count="5" meta:word-count="96" meta:character-count="595" meta:non-whitespace-character-count="502"/>
  </office:meta>
</office:document-meta>
</file>